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B57611DD70FF3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00000000556000003001B57611DD70FF3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3:41:24.346557357</meta:creation-date>
    <dc:date>2018-11-25T13:41:32.661002531</dc:date>
    <meta:editing-duration>PT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